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: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חצי חינם <text:s/>הלח"י 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<text:s/>אלטלנה 6 ( הלח"י 16) 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8"/>7357230 <text:s text:c="18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4"/>מנהלים: רמי שאול וצבי אברהם 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2"/>. <text:s text:c="2"/>חדר חשמל ראשי במפלס חניון אזור טכני יש מתג בלוח פיקוד כבאים בתוך דלפק סמוך ליציאה ראשית <text:s/>ברקע .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/text:span></text:p>
      <text:p text:style-name="P1"><text:span text:style-name="T1">מיקום ברזי כיבוי עיקריים "3</text:span><text:span text:style-name="T4"> <text:s text:c="6"/>מסביב למבנה <text:s text:c="3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רמי שאול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7-722827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צבי אברהם</text:p>
          </table:table-cell>
          <table:table-cell table:style-name="Table2.A1" office:value-type="string">
            <text:p text:style-name="P14">סגן 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7-7699195</text:p>
          </table:table-cell>
          <table:table-cell table:style-name="Table2.E1" office:value-type="string">
            <text:p text:style-name="P15"/>
          </table:table-cell>
        </table:table-row>
        <table:table-row table:style-name="Table2.4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4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4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4"><text:tab/></text:p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ניון רכבים .</text:p>
          </table:table-cell>
        </table:table-row>
        <table:table-row table:style-name="Table3.1">
          <table:table-cell table:style-name="Table3.A1" office:value-type="string">
            <text:p text:style-name="P14">חדר חשמל אנרגיה במפלס חניון</text:p>
          </table:table-cell>
        </table:table-row>
        <table:table-row table:style-name="Table3.1">
          <table:table-cell table:style-name="Table3.A1" office:value-type="string">
            <text:p text:style-name="P14">גפ"מ מצובר תת קרקעי לשימוש מטבח </text:p>
          </table:table-cell>
        </table:table-row>
        <table:table-row table:style-name="Table3.1">
          <table:table-cell table:style-name="Table3.A1" office:value-type="string">
            <text:p text:style-name="P14">מחסן בקומה עליונה </text:p>
          </table:table-cell>
        </table:table-row>
      </table:table>
      <text:p text:style-name="P1"><text:span text:style-name="T4"><text:s text:c="162"/></text:span><text:span text:style-name="T7"><text:s text:c="206"/></text:span><text:span text:style-name="T4"><text:s text:c="159"/></text:span></text:p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**צובר גפ"מ ממוקם בחצר צפ' של המרתף לשימוש מטבח בקרקע חנות **5 חדרי מדרגות מוגנים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מבנה **לוח פיקוד כבאים נמצא בכניסה לחנות משמאל בתוך נישה סגורה **דר גנרטור נמצא בחניון מרתף**לוח מפוחים נמצא בתך מרתף1- בחדר חשמל ראשי **ברזי הסנקה <text:s/>להידרנטים ולמתזים במבנה נמצאים ברחבת הערכות דרומית ** כניסה <text:s/>לחדר משאבות חיצונית מחצר <text:s/>צפונית גישה מתוך חניון הבניין לצד צפ'</text:span>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1T23:40:00</meta:creation-date>
    <dc:creator>אתי מנצור</dc:creator>
    <dc:date>2014-02-11T23:40:00</dc:date>
    <meta:print-date>2012-01-05T14:00:00</meta:print-date>
    <meta:editing-cycles>2</meta:editing-cycles>
    <meta:editing-duration>PT2M</meta:editing-duration>
    <meta:document-statistic meta:table-count="6" meta:image-count="0" meta:object-count="0" meta:page-count="2" meta:paragraph-count="53" meta:word-count="234" meta:character-count="1701"/>
    <meta:generator>OpenOffice/4.0.1$Win32 OpenOffice.org_project/401m5$Build-9714</meta:generator>
  </office:meta>
</office:document-meta>
</file>